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 style:master-page-name="">
      <loext:graphic-properties draw:fill="none"/>
      <style:paragraph-properties fo:margin-left="7.9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Title">
      <style:paragraph-properties fo:break-before="page"/>
    </style:style>
    <style:style style:name="T1" style:family="text">
      <style:text-properties officeooo:rsid="0011d3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GRANDE DO SUL</text:p>
      <text:p text:style-name="P1">FACULDADE DE FARMÁC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ULIANO NETTO FLORES CRU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OMIC ANALYSIS OF MACROPHAGE GENE SIGNATURES DURING IDIOPATHIC PULMONARY FIBROSIS DEVELOP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RTO ALEGRE, RS</text:p>
      <text:p text:style-name="P1">2018</text:p>
      <text:p text:style-name="P1"/>
      <text:p text:style-name="Preformatted_20_Text"><text:soft-page-break/></text:p>
      <text:p text:style-name="Preformatted_20_Text"/>
      <text:p text:style-name="P2"/>
      <text:p text:style-name="P2"/>
      <text:p text:style-name="P2">Giuliano Netto Flores Cru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enomic analysis of macrophage gene signatures during idiopathic pulmonary fibrosis develop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dergraduate thesis presented as partial requirement for the achievement of the Bachelor degree in Pharmac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ademic Adviser: Prof. Paulo J. Saraiva, Msc.</text:p>
      <text:p text:style-name="P2">Form Teacher: Prof. Alexandre M. Fuentefria, PhD.</text:p>
      <text:p text:style-name="P2">Form Teacher: Prof. Otavio J. Saraiva, Msc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rto Alegre, RS</text:p>
      <text:p text:style-name="P2">2018</text:p>
      <text:p text:style-name="P2"/>
      <text:p text:style-name="Title"><text:soft-page-break/>ABSTRACT</text:p>
      <text:p text:style-name="Title"/>
      <text:p text:style-name="Title"/>
      <text:p text:style-name="P4">INTRODUCTION</text:p>
      <text:p text:style-name="Text_20_body">Idiopathic Pulmonary Fibrosis (IPF) is a deadly disease <text:span text:style-name="T1">for which</text:span> <text:span text:style-name="T1">there is currently no available cure</text:span>. </text:p>
      <text:p text:style-name="Text_20_body"/>
      <text:p text:style-name="Preformatted_20_Text"/>
      <text:p text:style-name="Title"/>
      <text:p text:style-name="P4"/>
      <text:p text:style-name="P4">BIBLIOGRAPHICAL <text:s/>REVIEW</text:p>
      <text:p text:style-name="Preformatted_20_Text"/>
      <text:p text:style-name="Preformatted_20_Text"/>
      <text:p text:style-name="Title"/>
      <text:p text:style-name="P4">METHODS</text:p>
      <text:p text:style-name="Preformatted_20_Text"/>
      <text:p text:style-name="Title"/>
      <text:p text:style-name="P4">RESULTS AND DISCUSSION</text:p>
      <text:p text:style-name="Preformatted_20_Text"/>
      <text:p text:style-name="Title"/>
      <text:p text:style-name="P4">CONCLUSION</text:p>
      <text:p text:style-name="Preformatted_20_Text"/>
      <text:p text:style-name="Title"/>
      <text:p text:style-name="P4">REFERENCES</text:p>
      <text:p text:style-name="Preformatted_20_Text"/>
      <text:p text:style-name="Title"/>
      <text:p text:style-name="P4">APPENDI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8:06:29.323483369</dc:date>
    <meta:editing-duration>PT4M37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1" meta:paragraph-count="23" meta:word-count="111" meta:character-count="796" meta:non-whitespace-character-count="705"/>
  </office:meta>
</office:document-meta>
</file>